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035cm solid #808080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2eaf1"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number-columns-repeated="15" table:default-cell-style-name="Default"/>
        <table:table-row table:style-name="ro1">
          <table:table-cell table:style-name="ce1" office:value-type="string">
            <text:p>Nº de Componentes </text:p>
          </table:table-cell>
          <table:table-cell table:style-name="ce1" office:value-type="string">
            <text:p>Bytes de un vector</text:p>
          </table:table-cell>
          <table:table-cell table:style-name="ce1" office:value-type="string">
            <text:p>Tiempo para vect, locales</text:p>
          </table:table-cell>
          <table:table-cell table:style-name="ce1" office:value-type="string">
            <text:p>Tiempo para vect, globales</text:p>
          </table:table-cell>
          <table:table-cell table:style-name="ce1" office:value-type="string">
            <text:p>Tiempo para vect, dinámicos</text:p>
          </table:table-cell>
          <table:table-cell>
            <draw:frame table:end-cell-address="Hoja1.R20" table:end-x="1.533cm" table:end-y="0.182cm" draw:z-index="1" draw:style-name="gr1" draw:text-style-name="P1" svg:width="28.519cm" svg:height="8.95cm" svg:x="0.112cm" svg:y="0.108cm">
              <draw:object draw:notify-on-update-of-ranges="Hoja1.B2:Hoja1.B12 Hoja1.C1:Hoja1.C1 Hoja1.C2:Hoja1.C4 Hoja1.D1:Hoja1.D1 Hoja1.D2:Hoja1.D12 Hoja1.E1:Hoja1.E1 Hoja1.E2:Hoja1.E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style-name="ce2" office:value-type="float" office:value="65536">
            <text:p>65536</text:p>
          </table:table-cell>
          <table:table-cell table:style-name="ce2" office:value-type="float" office:value="524288">
            <text:p>524288</text:p>
          </table:table-cell>
          <table:table-cell table:style-name="ce4" office:value-type="float" office:value="0.000548">
            <text:p>0,000548</text:p>
          </table:table-cell>
          <table:table-cell table:style-name="ce4" office:value-type="float" office:value="0.0002267">
            <text:p>0,0002267</text:p>
          </table:table-cell>
          <table:table-cell table:style-name="ce4" office:value-type="float" office:value="0.0006218">
            <text:p>0,0006218</text:p>
          </table:table-cell>
          <table:table-cell table:number-columns-repeated="10"/>
        </table:table-row>
        <table:table-row table:style-name="ro1">
          <table:table-cell table:style-name="ce3" office:value-type="float" office:value="131072">
            <text:p>131072</text:p>
          </table:table-cell>
          <table:table-cell table:style-name="ce3" office:value-type="float" office:value="1048576">
            <text:p>1048576</text:p>
          </table:table-cell>
          <table:table-cell table:style-name="ce5" office:value-type="float" office:value="0.0010445">
            <text:p>0,0010445</text:p>
          </table:table-cell>
          <table:table-cell table:style-name="ce5" office:value-type="float" office:value="0.0004427">
            <text:p>0,0004427</text:p>
          </table:table-cell>
          <table:table-cell table:style-name="ce5" office:value-type="float" office:value="0.0010685">
            <text:p>0,0010685</text:p>
          </table:table-cell>
          <table:table-cell table:number-columns-repeated="10"/>
        </table:table-row>
        <table:table-row table:style-name="ro1">
          <table:table-cell table:style-name="ce2" office:value-type="float" office:value="262144">
            <text:p>262144</text:p>
          </table:table-cell>
          <table:table-cell table:style-name="ce2" office:value-type="float" office:value="2097152">
            <text:p>2097152</text:p>
          </table:table-cell>
          <table:table-cell table:style-name="ce4" office:value-type="float" office:value="0.0024102">
            <text:p>0,0024102</text:p>
          </table:table-cell>
          <table:table-cell table:style-name="ce4" office:value-type="float" office:value="0.0012231">
            <text:p>0,0012231</text:p>
          </table:table-cell>
          <table:table-cell table:style-name="ce4" office:value-type="float" office:value="0.0021293">
            <text:p>0,0021293</text:p>
          </table:table-cell>
          <table:table-cell table:number-columns-repeated="10"/>
        </table:table-row>
        <table:table-row table:style-name="ro2">
          <table:table-cell table:style-name="ce3" office:value-type="float" office:value="524288">
            <text:p>524288</text:p>
          </table:table-cell>
          <table:table-cell table:style-name="ce3" office:value-type="float" office:value="4194304">
            <text:p>4194304</text:p>
          </table:table-cell>
          <table:table-cell table:style-name="ce6"/>
          <table:table-cell table:style-name="ce5" office:value-type="float" office:value="0.0018431">
            <text:p>0,0018431</text:p>
          </table:table-cell>
          <table:table-cell table:style-name="ce5" office:value-type="float" office:value="0.0048693">
            <text:p>0,0048693</text:p>
          </table:table-cell>
          <table:table-cell table:number-columns-repeated="10"/>
        </table:table-row>
        <table:table-row table:style-name="ro2">
          <table:table-cell table:style-name="ce2" office:value-type="float" office:value="1048576">
            <text:p>1048576</text:p>
          </table:table-cell>
          <table:table-cell table:style-name="ce2" office:value-type="float" office:value="8388608">
            <text:p>8388608</text:p>
          </table:table-cell>
          <table:table-cell table:style-name="ce7"/>
          <table:table-cell table:style-name="ce4" office:value-type="float" office:value="0.003568">
            <text:p>0,003568</text:p>
          </table:table-cell>
          <table:table-cell table:style-name="ce4" office:value-type="float" office:value="0.0090662">
            <text:p>0,0090662</text:p>
          </table:table-cell>
          <table:table-cell table:number-columns-repeated="10"/>
        </table:table-row>
        <table:table-row table:style-name="ro2">
          <table:table-cell table:style-name="ce3" office:value-type="float" office:value="2097152">
            <text:p>2097152</text:p>
          </table:table-cell>
          <table:table-cell table:style-name="ce3" office:value-type="float" office:value="16777216">
            <text:p>16777216</text:p>
          </table:table-cell>
          <table:table-cell table:style-name="ce6"/>
          <table:table-cell table:style-name="ce5" office:value-type="float" office:value="0.0073027">
            <text:p>0,0073027</text:p>
          </table:table-cell>
          <table:table-cell table:style-name="ce5" office:value-type="float" office:value="0.0181048">
            <text:p>0,0181048</text:p>
          </table:table-cell>
          <table:table-cell table:number-columns-repeated="10"/>
        </table:table-row>
        <table:table-row table:style-name="ro2">
          <table:table-cell table:style-name="ce2" office:value-type="float" office:value="4194304">
            <text:p>4194304</text:p>
          </table:table-cell>
          <table:table-cell table:style-name="ce2" office:value-type="float" office:value="33554432">
            <text:p>33554432</text:p>
          </table:table-cell>
          <table:table-cell table:style-name="ce7"/>
          <table:table-cell table:style-name="ce4" office:value-type="float" office:value="0.0144409">
            <text:p>0,0144409</text:p>
          </table:table-cell>
          <table:table-cell table:style-name="ce4" office:value-type="float" office:value="0.0366866">
            <text:p>0,0366866</text:p>
          </table:table-cell>
          <table:table-cell table:number-columns-repeated="10"/>
        </table:table-row>
        <table:table-row table:style-name="ro2">
          <table:table-cell table:style-name="ce3" office:value-type="float" office:value="8388608">
            <text:p>8388608</text:p>
          </table:table-cell>
          <table:table-cell table:style-name="ce3" office:value-type="float" office:value="67108864">
            <text:p>67108864</text:p>
          </table:table-cell>
          <table:table-cell table:style-name="ce6"/>
          <table:table-cell table:style-name="ce5" office:value-type="float" office:value="0.0289622">
            <text:p>0,0289622</text:p>
          </table:table-cell>
          <table:table-cell table:style-name="ce5" office:value-type="float" office:value="0.0721847">
            <text:p>0,0721847</text:p>
          </table:table-cell>
          <table:table-cell table:number-columns-repeated="10"/>
        </table:table-row>
        <table:table-row table:style-name="ro2">
          <table:table-cell table:style-name="ce2" office:value-type="float" office:value="16777216">
            <text:p>16777216</text:p>
          </table:table-cell>
          <table:table-cell table:style-name="ce2" office:value-type="float" office:value="134217728">
            <text:p>134217728</text:p>
          </table:table-cell>
          <table:table-cell table:style-name="ce7"/>
          <table:table-cell table:style-name="ce4" office:value-type="float" office:value="0.0579107">
            <text:p>0,0579107</text:p>
          </table:table-cell>
          <table:table-cell table:style-name="ce4" office:value-type="float" office:value="0.1491955">
            <text:p>0,1491955</text:p>
          </table:table-cell>
          <table:table-cell table:number-columns-repeated="10"/>
        </table:table-row>
        <table:table-row table:style-name="ro2">
          <table:table-cell table:style-name="ce3" office:value-type="float" office:value="33554432">
            <text:p>33554432</text:p>
          </table:table-cell>
          <table:table-cell table:style-name="ce3" office:value-type="float" office:value="268435456">
            <text:p>268435456</text:p>
          </table:table-cell>
          <table:table-cell table:style-name="ce6"/>
          <table:table-cell table:style-name="ce5" office:value-type="float" office:value="0.1263359">
            <text:p>0,1263359</text:p>
          </table:table-cell>
          <table:table-cell table:style-name="ce5" office:value-type="float" office:value="0.2762118">
            <text:p>0,2762118</text:p>
          </table:table-cell>
          <table:table-cell table:number-columns-repeated="10"/>
        </table:table-row>
        <table:table-row table:style-name="ro1">
          <table:table-cell office:value-type="float" office:value="67108864">
            <text:p>67108864</text:p>
          </table:table-cell>
          <table:table-cell office:value-type="float" office:value="536870912">
            <text:p>536870912</text:p>
          </table:table-cell>
          <table:table-cell/>
          <table:table-cell office:value-type="float" office:value="0.123557">
            <text:p>0,123557</text:p>
          </table:table-cell>
          <table:table-cell office:value-type="float" office:value="0.5718062">
            <text:p>0,5718062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8"/>
          <table:table-cell table:number-columns-repeated="10"/>
        </table:table-row>
        <table:table-row table:style-name="ro1" table:number-rows-repeated="28">
          <table:table-cell table:number-columns-repeated="15"/>
        </table:table-row>
        <table:table-row table:style-name="ro1">
          <table:table-cell table:number-columns-repeated="14"/>
          <table:table-cell>
            <draw:frame table:end-cell-address="Hoja1.AA64" table:end-x="0.92cm" table:end-y="0.263cm" draw:z-index="0" draw:style-name="gr1" draw:text-style-name="P1" svg:width="26.875cm" svg:height="10.07cm" svg:x="1.143cm" svg:y="0.129cm">
              <draw:object draw:notify-on-update-of-ranges="Hoja1.B2:Hoja1.B12 Hoja1.C1:Hoja1.C1 Hoja1.C2:Hoja1.C4 Hoja1.D1:Hoja1.D1 Hoja1.D2:Hoja1.D12 Hoja1.E1:Hoja1.E1 Hoja1.E2:Hoja1.E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27/02/2018</text:date>, <text:time>22:26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20:53:39.31</meta:creation-date>
    <dc:date>2018-02-27T22:26:30.78</dc:date>
    <meta:editing-duration>PT53M33S</meta:editing-duration>
    <meta:editing-cycles>3</meta:editing-cycles>
    <meta:generator>OpenOffice/4.1.3$Win32 OpenOffice.org_project/413m1$Build-9783</meta:generator>
    <meta:document-statistic meta:table-count="3" meta:cell-count="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01" chart:maximum="0.6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876cm" svg:height="10.071cm" xlink:href=".." xlink:type="simple" chart:class="chart:line" chart:column-mapping="0" chart:style-name="ch1">
        <chart:legend svg:x="20.495cm" svg:y="4.1cm" style:legend-expansion="custom" chartooo:width="6.38cm" chartooo:height="2.94cm" style:legend-expansion-aspect-ratio="2.17006802721088" chart:style-name="ch2"/>
        <chart:plot-area chart:style-name="ch3" table:cell-range-address="Hoja1.B1:Hoja1.B12 Hoja1.C1:Hoja1.C4 Hoja1.D1:Hoja1.E12" chart:data-source-has-labels="both" svg:x="1.143cm" svg:y="1.496cm" svg:width="19.641cm" svg:height="7.672cm">
          <chartooo:coordinate-region svg:x="3.537cm" svg:y="1.496cm" svg:width="16.412cm" svg:height="6.575cm"/>
          <chart:axis chart:dimension="x" chart:name="primary-x" chart:style-name="ch4" chartooo:axis-type="auto">
            <chartooo:date-scale/>
            <chart:categories table:cell-range-address="Hoja1.B2:Hoja1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C2:Hoja1.C4" chart:label-cell-address="Hoja1.C1:Hoja1.C1" chart:class="chart:line">
            <chart:data-point chart:repeated="3"/>
          </chart:series>
          <chart:series chart:style-name="ch8" chart:values-cell-range-address="Hoja1.D2:Hoja1.D12" chart:label-cell-address="Hoja1.D1:Hoja1.D1" chart:class="chart:line">
            <chart:data-point chart:repeated="11"/>
          </chart:series>
          <chart:series chart:style-name="ch9" chart:values-cell-range-address="Hoja1.E2:Hoja1.E12" chart:label-cell-address="Hoja1.E1:Hoja1.E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para vect, locales</text:p>
                <draw:g>
                  <svg:desc>Hoja1.C1:Hoja1.C1</svg:desc>
                </draw:g>
              </table:table-cell>
              <table:table-cell office:value-type="string">
                <text:p>Tiempo para vect, globales</text:p>
                <draw:g>
                  <svg:desc>Hoja1.D1:Hoja1.D1</svg:desc>
                </draw:g>
              </table:table-cell>
              <table:table-cell office:value-type="string">
                <text:p>Tiempo para vect, dinámicos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90</text:p>
                <draw:g>
                  <svg:desc>Hoja1.B2:Hoja1.B12</svg:desc>
                </draw:g>
              </table:table-cell>
              <table:table-cell office:value-type="float" office:value="0.000548">
                <text:p>0.000548</text:p>
                <draw:g>
                  <svg:desc>Hoja1.C2:Hoja1.C4</svg:desc>
                </draw:g>
              </table:table-cell>
              <table:table-cell office:value-type="float" office:value="0.0002267">
                <text:p>0.0002267</text:p>
                <draw:g>
                  <svg:desc>Hoja1.D2:Hoja1.D12</svg:desc>
                </draw:g>
              </table:table-cell>
              <table:table-cell office:value-type="float" office:value="0.0006218">
                <text:p>0.0006218</text:p>
                <draw:g>
                  <svg:desc>Hoja1.E2:Hoja1.E12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10445">
                <text:p>0.0010445</text:p>
              </table:table-cell>
              <table:table-cell office:value-type="float" office:value="0.0004427">
                <text:p>0.0004427</text:p>
              </table:table-cell>
              <table:table-cell office:value-type="float" office:value="0.0010685">
                <text:p>0.001068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24102">
                <text:p>0.0024102</text:p>
              </table:table-cell>
              <table:table-cell office:value-type="float" office:value="0.0012231">
                <text:p>0.0012231</text:p>
              </table:table-cell>
              <table:table-cell office:value-type="float" office:value="0.0021293">
                <text:p>0.002129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NaN">
                <text:p>NaN</text:p>
              </table:table-cell>
              <table:table-cell office:value-type="float" office:value="0.0018431">
                <text:p>0.0018431</text:p>
              </table:table-cell>
              <table:table-cell office:value-type="float" office:value="0.0048693">
                <text:p>0.004869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NaN">
                <text:p>NaN</text:p>
              </table:table-cell>
              <table:table-cell office:value-type="float" office:value="0.003568">
                <text:p>0.003568</text:p>
              </table:table-cell>
              <table:table-cell office:value-type="float" office:value="0.0090662">
                <text:p>0.009066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NaN">
                <text:p>NaN</text:p>
              </table:table-cell>
              <table:table-cell office:value-type="float" office:value="0.0073027">
                <text:p>0.0073027</text:p>
              </table:table-cell>
              <table:table-cell office:value-type="float" office:value="0.0181048">
                <text:p>0.018104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NaN">
                <text:p>NaN</text:p>
              </table:table-cell>
              <table:table-cell office:value-type="float" office:value="0.0144409">
                <text:p>0.0144409</text:p>
              </table:table-cell>
              <table:table-cell office:value-type="float" office:value="0.0366866">
                <text:p>0.0366866</text:p>
              </table:table-cell>
            </table:table-row>
            <table:table-row>
              <table:table-cell office:value-type="float" office:value="67108864">
                <text:p>67108860</text:p>
              </table:table-cell>
              <table:table-cell office:value-type="float" office:value="NaN">
                <text:p>NaN</text:p>
              </table:table-cell>
              <table:table-cell office:value-type="float" office:value="0.0289622">
                <text:p>0.0289622</text:p>
              </table:table-cell>
              <table:table-cell office:value-type="float" office:value="0.0721847">
                <text:p>0.0721847</text:p>
              </table:table-cell>
            </table:table-row>
            <table:table-row>
              <table:table-cell office:value-type="float" office:value="134217728">
                <text:p>134217730</text:p>
              </table:table-cell>
              <table:table-cell office:value-type="float" office:value="NaN">
                <text:p>NaN</text:p>
              </table:table-cell>
              <table:table-cell office:value-type="float" office:value="0.0579107">
                <text:p>0.0579107</text:p>
              </table:table-cell>
              <table:table-cell office:value-type="float" office:value="0.1491955">
                <text:p>0.1491955</text:p>
              </table:table-cell>
            </table:table-row>
            <table:table-row>
              <table:table-cell office:value-type="float" office:value="268435456">
                <text:p>268435460</text:p>
              </table:table-cell>
              <table:table-cell office:value-type="float" office:value="NaN">
                <text:p>NaN</text:p>
              </table:table-cell>
              <table:table-cell office:value-type="float" office:value="0.1263359">
                <text:p>0.1263359</text:p>
              </table:table-cell>
              <table:table-cell office:value-type="float" office:value="0.2762118">
                <text:p>0.2762118</text:p>
              </table:table-cell>
            </table:table-row>
            <table:table-row>
              <table:table-cell office:value-type="float" office:value="536870912">
                <text:p>536870910</text:p>
              </table:table-cell>
              <table:table-cell office:value-type="float" office:value="NaN">
                <text:p>NaN</text:p>
              </table:table-cell>
              <table:table-cell office:value-type="float" office:value="0.123557">
                <text:p>0.123557</text:p>
              </table:table-cell>
              <table:table-cell office:value-type="float" office:value="0.5718062">
                <text:p>0.5718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01" chart:maximum="0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52cm" svg:height="8.951cm" xlink:href=".." xlink:type="simple" chart:class="chart:line" chart:column-mapping="0" chart:style-name="ch1">
        <chart:legend chart:legend-position="end" svg:x="22.81cm" svg:y="3.639cm" style:legend-expansion="high" chart:style-name="ch2"/>
        <chart:plot-area chart:style-name="ch3" table:cell-range-address="Hoja1.B1:Hoja1.B12 Hoja1.C1:Hoja1.C4 Hoja1.D1:Hoja1.E12" chart:data-source-has-labels="both" svg:x="0.085cm" svg:y="1.062cm" svg:width="18.753cm" svg:height="7.297cm">
          <chartooo:coordinate-region svg:x="2.479cm" svg:y="1.062cm" svg:width="15.524cm" svg:height="6.2cm"/>
          <chart:axis chart:dimension="x" chart:name="primary-x" chart:style-name="ch4" chartooo:axis-type="auto">
            <chartooo:date-scale/>
            <chart:categories table:cell-range-address="Hoja1.B2:Hoja1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C2:Hoja1.C4" chart:label-cell-address="Hoja1.C1:Hoja1.C1" chart:class="chart:line">
            <chart:data-point chart:repeated="3"/>
          </chart:series>
          <chart:series chart:style-name="ch8" chart:values-cell-range-address="Hoja1.D2:Hoja1.D12" chart:label-cell-address="Hoja1.D1:Hoja1.D1" chart:class="chart:line">
            <chart:data-point chart:repeated="11"/>
          </chart:series>
          <chart:series chart:style-name="ch9" chart:values-cell-range-address="Hoja1.E2:Hoja1.E12" chart:label-cell-address="Hoja1.E1:Hoja1.E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para vect, locales</text:p>
                <draw:g>
                  <svg:desc>Hoja1.C1:Hoja1.C1</svg:desc>
                </draw:g>
              </table:table-cell>
              <table:table-cell office:value-type="string">
                <text:p>Tiempo para vect, globales</text:p>
                <draw:g>
                  <svg:desc>Hoja1.D1:Hoja1.D1</svg:desc>
                </draw:g>
              </table:table-cell>
              <table:table-cell office:value-type="string">
                <text:p>Tiempo para vect, dinámicos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90</text:p>
                <draw:g>
                  <svg:desc>Hoja1.B2:Hoja1.B12</svg:desc>
                </draw:g>
              </table:table-cell>
              <table:table-cell office:value-type="float" office:value="0.000548">
                <text:p>0.000548</text:p>
                <draw:g>
                  <svg:desc>Hoja1.C2:Hoja1.C4</svg:desc>
                </draw:g>
              </table:table-cell>
              <table:table-cell office:value-type="float" office:value="0.0002267">
                <text:p>0.0002267</text:p>
                <draw:g>
                  <svg:desc>Hoja1.D2:Hoja1.D12</svg:desc>
                </draw:g>
              </table:table-cell>
              <table:table-cell office:value-type="float" office:value="0.0006218">
                <text:p>0.0006218</text:p>
                <draw:g>
                  <svg:desc>Hoja1.E2:Hoja1.E12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10445">
                <text:p>0.0010445</text:p>
              </table:table-cell>
              <table:table-cell office:value-type="float" office:value="0.0004427">
                <text:p>0.0004427</text:p>
              </table:table-cell>
              <table:table-cell office:value-type="float" office:value="0.0010685">
                <text:p>0.001068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24102">
                <text:p>0.0024102</text:p>
              </table:table-cell>
              <table:table-cell office:value-type="float" office:value="0.0012231">
                <text:p>0.0012231</text:p>
              </table:table-cell>
              <table:table-cell office:value-type="float" office:value="0.0021293">
                <text:p>0.002129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NaN">
                <text:p>NaN</text:p>
              </table:table-cell>
              <table:table-cell office:value-type="float" office:value="0.0018431">
                <text:p>0.0018431</text:p>
              </table:table-cell>
              <table:table-cell office:value-type="float" office:value="0.0048693">
                <text:p>0.004869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NaN">
                <text:p>NaN</text:p>
              </table:table-cell>
              <table:table-cell office:value-type="float" office:value="0.003568">
                <text:p>0.003568</text:p>
              </table:table-cell>
              <table:table-cell office:value-type="float" office:value="0.0090662">
                <text:p>0.009066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NaN">
                <text:p>NaN</text:p>
              </table:table-cell>
              <table:table-cell office:value-type="float" office:value="0.0073027">
                <text:p>0.0073027</text:p>
              </table:table-cell>
              <table:table-cell office:value-type="float" office:value="0.0181048">
                <text:p>0.018104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NaN">
                <text:p>NaN</text:p>
              </table:table-cell>
              <table:table-cell office:value-type="float" office:value="0.0144409">
                <text:p>0.0144409</text:p>
              </table:table-cell>
              <table:table-cell office:value-type="float" office:value="0.0366866">
                <text:p>0.0366866</text:p>
              </table:table-cell>
            </table:table-row>
            <table:table-row>
              <table:table-cell office:value-type="float" office:value="67108864">
                <text:p>67108860</text:p>
              </table:table-cell>
              <table:table-cell office:value-type="float" office:value="NaN">
                <text:p>NaN</text:p>
              </table:table-cell>
              <table:table-cell office:value-type="float" office:value="0.0289622">
                <text:p>0.0289622</text:p>
              </table:table-cell>
              <table:table-cell office:value-type="float" office:value="0.0721847">
                <text:p>0.0721847</text:p>
              </table:table-cell>
            </table:table-row>
            <table:table-row>
              <table:table-cell office:value-type="float" office:value="134217728">
                <text:p>134217730</text:p>
              </table:table-cell>
              <table:table-cell office:value-type="float" office:value="NaN">
                <text:p>NaN</text:p>
              </table:table-cell>
              <table:table-cell office:value-type="float" office:value="0.0579107">
                <text:p>0.0579107</text:p>
              </table:table-cell>
              <table:table-cell office:value-type="float" office:value="0.1491955">
                <text:p>0.1491955</text:p>
              </table:table-cell>
            </table:table-row>
            <table:table-row>
              <table:table-cell office:value-type="float" office:value="268435456">
                <text:p>268435460</text:p>
              </table:table-cell>
              <table:table-cell office:value-type="float" office:value="NaN">
                <text:p>NaN</text:p>
              </table:table-cell>
              <table:table-cell office:value-type="float" office:value="0.1263359">
                <text:p>0.1263359</text:p>
              </table:table-cell>
              <table:table-cell office:value-type="float" office:value="0.2762118">
                <text:p>0.2762118</text:p>
              </table:table-cell>
            </table:table-row>
            <table:table-row>
              <table:table-cell office:value-type="float" office:value="536870912">
                <text:p>536870910</text:p>
              </table:table-cell>
              <table:table-cell office:value-type="float" office:value="NaN">
                <text:p>NaN</text:p>
              </table:table-cell>
              <table:table-cell office:value-type="float" office:value="0.123557">
                <text:p>0.123557</text:p>
              </table:table-cell>
              <table:table-cell office:value-type="float" office:value="0.5718062">
                <text:p>0.57180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